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break-before="page"/>
      <style:text-properties fo:font-size="14pt" style:font-size-asian="14pt" style:font-size-complex="14pt"/>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08ec04" style:font-size-asian="14pt" style:font-size-complex="14pt"/>
    </style:style>
    <style:style style:name="P9" style:family="paragraph" style:parent-style-name="Standard">
      <style:text-properties fo:font-size="14pt" officeooo:rsid="000a06f7" officeooo:paragraph-rsid="000a06f7" style:font-size-asian="14pt" style:font-size-complex="14pt"/>
    </style:style>
    <style:style style:name="T1" style:family="text">
      <style:text-properties officeooo:rsid="0008ec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4">Use of Strassen<text:span text:style-name="T1"> - a new attempt</text:span>.</text:p>
      <text:p text:style-name="P3">Richard Parker <text:span text:style-name="T1">8</text:span>.<text:span text:style-name="T1">10</text:span>.201<text:span text:style-name="T1">7</text:span></text:p>
      <text:p text:style-name="P1"/>
      <text:p text:style-name="P5">Section 1 – Introduction</text:p>
      <text:p text:style-name="P2"/>
      <text:p text:style-name="P8"><text:span text:style-name="T1">This document is a new attempt to incorporate Strassen-Winograd methods into matrix multiplication in meataxe64. <text:s/>In general terms it seems clear that a gain in speed is available, as (looking very simplistically) 11 additions will often be considerably faster than one multiplication. <text:s/>Realizing that gain in practice, however, is not so simple, primarily because we wish to utilize many cores without using too much extra memory. <text:s/>Moreover the possible loss of sparsity, the extra memory bandwidth used and the extra work of format conversions must also be considered.</text:span></text:p>
      <text:p text:style-name="P2"/>
      <text:p text:style-name="P9">Meataxe64 multiplies at several different scales.</text:p>
      <text:p text:style-name="P9"/>
      <text:p text:style-name="P9">At the largest scale we may chop a matrix on disk. <text:s/>A 512 Gigabyte computer can typically multiply matrices that occupy about 200 Gigabytes, so that matrices larger than that must first be chopped on disk. <text:s/>Strassen-Winograd methods are therefore a device for saving computing at the expense of extra IO, which doesn't sound like a good idea on a supercomputer! <text:s/>In practice, matrices slightly larger than 200 Gigabyes can be multiplied using strategy III - reading repeatedly though matrix B doing one horizontal slice of A/C each time - and it is not until very much larger sizes that a separate chop-on-disk is a good idea. <text:s/>It seems unlikely that Strassen will actually gain at this scale, though we should keep it in mind.</text:p>
      <text:p text:style-name="P9"/>
      <text:p text:style-name="P9">At the next scale down we have matrices up to 100 Gigabytes or so to multiply, and again if we are close to the memory limit, the extra memory needed looks unlikely to be compensated by the multiplication time saved, though again this must be checked. <text:s/>Nevertheless this does not look promising, and I do not propose to consider this scale.</text:p>
      <text:p text:style-name="P9"/>
      <text:p text:style-name="P9">Once we are working with matrices whose </text:p>
      <text:p text:style-name="P9"><text:s/>overcome by the</text:p>
      <text:p text:style-name="P2"/>
      <text:p text:style-name="P2">At the smallest scale, Strassen has no place in meataxe64. <text:s/>There can clearly be no saving unless working with vectors of half the length takes less than 4/7 of the time of <text:s/>the full-size one. <text:s/>The point here is that at these scales, naïve methods are anyway not used, and issues like grease, vectorization and cache-usage dominate the run time. <text:s/>Hence, in characteristic 2 (for example) the lowest levels work with vectors of 1,024 bits, so Strassen is not to be considered below this scale. <text:s/>Similar considerations apply in other characteristics.</text:p>
      <text:p text:style-name="P2"><text:soft-page-break/></text:p>
      <text:p text:style-name="P2">Conversely, at moderate scales (e.g. 10,000 - 300,000 in characteristic 2) it seems very likely that Strassen has a place, where the lower boundary is determined primarily by the relative speeds of the components, and the upper boundary by the memory footprint. <text:s/>At the largest scales, the applicability of Strassen is primarily limited by disk I/O and network bandwidth issues, and this rather different subject is not considered here since meataxe64 is not yet fully designed for these scales.</text:p>
      <text:p text:style-name="P2"/>
      <text:p text:style-name="P2">At present, right in the middle of this scale comes the thread-boundary. <text:s/>Matrices of about 50,000 mod 2 are handled by workers inside single threads, whereas larger matrices are chopped up into little pieces by a master program and the pieces dealt with by these workers. <text:s/>Broadly speaking this division is suitable also for Strassen, whereby the worker thread can worry about performance and ignore memory footprint, whereas the upper levels can take memory footprint heavily into account and ignore the times for the individual steps, assuming that the execution time of multiply is all that matters.</text:p>
      <text:p text:style-name="P2"/>
      <text:p text:style-name="P2">This document therefore discusses the application of Strassen in these two circumstances separately.</text:p>
      <text:p text:style-name="P2"/>
      <text:p text:style-name="P5">Section 2 – Details of Strassen at top speed.</text:p>
      <text:p text:style-name="P2"/>
      <text:p text:style-name="P2">As far as I know, the scheme below is the fastest string of operations needed to perform Strassen. <text:s/>The Afmt adds (presumably done in Dfmt) and also the Bfmt ones (possibly done in Cfmt) can both be done by reading simultaneously through the four matrices and writing out the four answers. <text:s/>A similar comment applies to the Cfmt adds.</text:p>
      <text:p text:style-name="P2"/>
      <text:p text:style-name="P2">My main source is a paper by Boyer, Dumas, Pernet and Zhou “Memory efficient scheduling of Strassen-Winograd’s matrix multiplication algorithm”, and I retain their numbering.</text:p>
      <text:p text:style-name="P2"/>
      <text:p text:style-name="P2">Afmt. <text:s/>One addition and three subtractions</text:p>
      <text:p text:style-name="P2">1. <text:s/>S3 = A11 − A21 </text:p>
      <text:p text:style-name="P2">2. <text:s/>S1 = A21 + A22 </text:p>
      <text:p text:style-name="P2">3. <text:s/>S2 = S1 − A11 = A21 + A22 – A11 = A22 – S3</text:p>
      <text:p text:style-name="P2">4. <text:s/>S4 = A12 − S2 </text:p>
      <text:p text:style-name="P2">Bfmt. <text:s/>Four subtractions.</text:p>
      <text:p text:style-name="P2">5. <text:s/>T1 = B12 − B11 <text:tab/></text:p>
      <text:p text:style-name="P2">6. <text:s/>T3 = B22 − B12 </text:p>
      <text:p text:style-name="P2">7. <text:s/>T2 = B22 − T1 = B22 + B11 – B12 = T3 + B11</text:p>
      <text:p text:style-name="P2">8. <text:s/>T4 = B21 − T2</text:p>
      <text:p text:style-name="P2">Multiply. <text:s/>Three products</text:p>
      <text:p text:style-name="P2">9. <text:s/>P1 = A11 B11 <text:tab/></text:p>
      <text:p text:style-name="P2">10. <text:s/>P5 = S1 T1 </text:p>
      <text:p text:style-name="P2"><text:soft-page-break/>11. <text:s/>P4 = A22 T4</text:p>
      <text:p text:style-name="P2">Multiply. <text:s/>Four multiply-and-adds</text:p>
      <text:p text:style-name="P2">12. <text:s/>U2 = P1 + S2 T2 <text:s text:c="2"/>(P6)</text:p>
      <text:p text:style-name="P2">13. <text:s/>U3 = U2 + S3 T3 <text:s text:c="3"/>(P7)</text:p>
      <text:p text:style-name="P2">15. <text:s/>U5 = U4 + S4 B22 <text:s text:c="3"/>(P3) (C12)</text:p>
      <text:p text:style-name="P2">16. <text:s/>U1 = P1 + A12 B21 <text:s text:c="3"/>(P2) <text:s/>(C11)</text:p>
      <text:p text:style-name="P2">Cfmt <text:s/>Three adds.</text:p>
      <text:p text:style-name="P2">14. <text:s/>U4 = U2 + P5 </text:p>
      <text:p text:style-name="P2">17. <text:s/>U7 = U3 + P5 (C22)</text:p>
      <text:p text:style-name="P2">18. <text:s/>U6 = U3 + P4 <text:s/>(C21)</text:p>
      <text:p text:style-name="P2"/>
      <text:p text:style-name="P2">To prove that these work, we follow them through with replacements.</text:p>
      <text:p text:style-name="P6">A11 A12 <text:s text:c="5"/>B11 B12 <text:s text:c="3"/>we abbreviate <text:s text:c="5"/>a b <text:s text:c="3"/>e f</text:p>
      <text:p text:style-name="P2">A21 A22 <text:s text:c="5"/>B21 B22 <text:s text:c="13"/>to <text:s text:c="14"/>c d <text:s text:c="3"/>g h</text:p>
      <text:p text:style-name="P2"/>
      <text:p text:style-name="P2">1. <text:s/>S3 = A11 − A21 = a − c</text:p>
      <text:p text:style-name="P2">2. <text:s/>S1 = A21 + A22 = c + d</text:p>
      <text:p text:style-name="P2">3. <text:s/>S2 = S1 − A11 = c + d − a</text:p>
      <text:p text:style-name="P2">4. <text:s/>S4 = A12 − S2 = b − c − d + a</text:p>
      <text:p text:style-name="P2">5. <text:s/>T1 = B12 − B11 = f − e<text:tab/></text:p>
      <text:p text:style-name="P2">6. <text:s/>T3 = B22 − B12 = h − f</text:p>
      <text:p text:style-name="P2">7. <text:s/>T2 = B22 − T1 = h − f + e</text:p>
      <text:p text:style-name="P2">8. <text:s/>T4 = B21 − T2 = g − h + f − e</text:p>
      <text:p text:style-name="P2">9. <text:s/>P1 = A11 B11 = ae</text:p>
      <text:p text:style-name="P2">10. <text:s/>P5 = S1 T1 = (c + d)(f − e) = cf+df−ce−de</text:p>
      <text:p text:style-name="P2">11. <text:s/>P4 = A22 T4 = d (g − h + f − e) = dg−dh+df−de</text:p>
      <text:p text:style-name="P2">12. <text:s/>U2 = P1 + S2 T2 = ae + (c + d − a)(h − f + e) = ch−cf+ce+dh−df+de−ah+af</text:p>
      <text:p text:style-name="P2">13. <text:s/>U3 = U2 + S3 T3 = ce+dh−df+de</text:p>
      <text:p text:style-name="P2">14. <text:s/>U4 = U2 + P5 = ch+dh−ah+af</text:p>
      <text:p text:style-name="P2">15. <text:s/>U5 = U4 + S4 B22 = af+bh <text:s text:c="4"/>= <text:s/>C12</text:p>
      <text:p text:style-name="P2">16. <text:s/>U1 = P1 + A12 B21 = ae+bg <text:s/>= <text:s/>C11</text:p>
      <text:p text:style-name="P2">17. <text:s/>U7 = U3 + P5 = dh+cf <text:s text:c="11"/>= <text:s/>C22</text:p>
      <text:p text:style-name="P2">18. <text:s/>U6 = U3 + P4 = ce+dg <text:s text:c="10"/>= <text:s/>C21</text:p>
      <text:p text:style-name="P2"/>
      <text:p text:style-name="P5">Section 3 – Mul/Mad at the smallest level.</text:p>
      <text:p text:style-name="P2"/>
      <text:p text:style-name="P2">In this section we investigate what one level of Strassen would look like if we concentrate entirely on concurrency and speed, ignoring (but still documenting) the pressure on memory footprint.</text:p>
      <text:p text:style-name="P2"/>
      <text:p text:style-name="P2">Phase 1 – Additions for matrix A and Afmt conversions.</text:p>
      <text:p text:style-name="P2">1. <text:s/>S3 = A11 − A21 </text:p>
      <text:p text:style-name="P2">2. <text:s/>S1 = A21 + A22 </text:p>
      <text:p text:style-name="P2">3. <text:s/>S2 = S1 − A11 = A21 + A22 – A11 = A22 – S3</text:p>
      <text:p text:style-name="P2">4. <text:s/>S4 = A12 − S2 </text:p>
      <text:p text:style-name="P2">These four operations can be done in one go, in Dfmt, to produce S1-4. <text:s/>It reads 4 matrices and writes four, <text:span text:style-name="T1">probably </text:span>converting as it goes into Afmt.</text:p>
      <text:p text:style-name="P2"/>
      <text:p text:style-name="P2">Phase 2 – Additions for matrix B and Bfmt conversions.</text:p>
      <text:p text:style-name="P2">5. <text:s/>T1 = B12 − B11 <text:tab/></text:p>
      <text:p text:style-name="P2">6. <text:s/>T3 = B22 − B12 </text:p>
      <text:p text:style-name="P2">7. <text:s/>T2 = B22 − T1 = B22 + B11 – B12 = T3 + B11</text:p>
      <text:p text:style-name="P2">8. <text:s/>T4 = B21 − T2</text:p>
      <text:p text:style-name="P2">Again, these can all be done in one go.</text:p>
      <text:p text:style-name="P2"/>
      <text:p text:style-name="P2">Phase 3 – conversions of A11 A12 A22 B11 B21 B22 if necessary.</text:p>
      <text:p text:style-name="P2"/>
      <text:p text:style-name="P2"><text:soft-page-break/>Phase 4 – the seven multiplications.</text:p>
      <text:p text:style-name="P2"/>
      <text:p text:style-name="P2">Phase 5 – The eleven additions of the results into the answer.</text:p>
      <text:p text:style-name="P2"/>
      <text:p text:style-name="P2">At its peak (during the multiplications) there are 21 temporary buffers in use, namely 7 for A, 7 for B and 7 for the emerging answers. <text:s/>This is in addition to the 12 holding the input A, B and the output C to receive the accumulations. <text:s/>Multiplication uses four less, since the emerging answers and the accumulations are the same buffers. <text:s/>There are also only 7 additions in phase 5.</text:p>
      <text:p text:style-name="P2"/>
      <text:p text:style-name="P2">If this were recursively used for two levels the multiplications, there would be 49 matrices A, B and C, or 147 buffers needed. <text:s/></text:p>
      <text:p text:style-name="P2"/>
      <text:p text:style-name="P5">Section 5 – Largest sizes.</text:p>
      <text:p text:style-name="P2"/>
      <text:p text:style-name="P2">At the other extreme, we can consider the top level of a multiplication. <text:s/>In order to reduce the memory footprint and to avoid excessive disk I/O, I will presume that the top level consists of a 4x4 naïve multiplication whereby the matrix B is entirely read in, but matrix A and C is read in a quarter at a time, and the uppermost level of Strassen is to be used to perform the 1x4 X 4x4 = 1x4 job.</text:p>
      <text:p text:style-name="P2"/>
      <text:p text:style-name="P2">The first thing to notice is that step 16 – A12.B21 (P2) can be done and added into C11 immediately.</text:p>
      <text:p text:style-name="P2"/>
      <text:p text:style-name="P2">Incomplete.</text:p>
      <text:p text:style-name="P2"/>
      <text:p text:style-name="P5">Section 6 – Thread farm inadequacy.</text:p>
      <text:p text:style-name="P2"/>
      <text:p text:style-name="P2">It seems clear that the above ideas, properly developed, can submit a sequence of jobs, each depending, for both data and buffers, on previous jobs releasing the data or buffers when they are ready. <text:s/>How good (fast, concurrent and with a low memory footprint) it is will depend on the extensive development of the algorithms, and I do not expect a good method to come easily.</text:p>
      <text:p text:style-name="P2"/>
      <text:p text:style-name="P2">Nevertheless there remains also an aspect of the thread-farm itself that requires attention. <text:s/>The dependency of a job on a buffer (as against data) is only a quantitative dependency – we must prevent the system using too many buffers, but there is no need to wait for one particular buffer when any one will do. <text:s/></text:p>
      <text:p text:style-name="P2"/>
      <text:p text:style-name="P2">In other words, it may happen that a buffer is ready, the job waiting for it is stalled awaiting some data, but some other job has all its data but no buffer, and this may cause a worker to be needlessly idle. <text:s/>Under these circumstances, as there is an idle worker, there is a lower pressure for a quick solution to the problem, although wastage of other resources, particular memory bandwidth, would not be a good idea. <text:s/><text:soft-page-break/>It seems clear also that the processing may involve holding the lock, which itself provides pressure.</text:p>
      <text:p text:style-name="P2"/>
      <text:p text:style-name="P2">Much depends, of course, on what data is available to that worker, but the general plan is to look to see if there is a job that is waiting only for “common” resources that are available, <text:s/>and to swap resources around so that it can run. <text:s/>This involves only jobs that are not runnable, of cour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7-10-08T15:52:01.063718296</dc:date>
    <meta:editing-duration>P1DT2H8M4S</meta:editing-duration>
    <meta:editing-cycles>143</meta:editing-cycles>
    <meta:generator>LibreOffice/5.1.6.2$Linux_X86_64 LibreOffice_project/10m0$Build-2</meta:generator>
    <meta:printed-by>User </meta:printed-by>
    <meta:print-date>2012-08-06T12:45:35</meta:print-date>
    <meta:document-statistic meta:table-count="0" meta:image-count="0" meta:object-count="0" meta:page-count="6" meta:paragraph-count="89" meta:word-count="1721" meta:character-count="9035" meta:non-whitespace-character-count="7190"/>
  </office:meta>
</office:document-meta>
</file>